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cm" svg:height="7.8cm" svg:x="3.802cm" svg:y="7.1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7.8cm" svg:x="3.801cm" svg:y="15.199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3.002cm" svg:x="3.8cm" svg:y="23.298cm">
          <text:p text:style-name="P1">Suppo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cm" svg:height="3.9cm" svg:x="3.802cm" svg:y="2.9cm">
          <text:p text:style-name="P1">Present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02cm" svg:y="15.62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4.202cm" svg:y="9.9cm">
          <text:p text:style-name="P1"><text:span text:style-name="T1">Conver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11.302cm" svg:y="18cm">
          <text:p text:style-name="P1"><text:span text:style-name="T1">CRU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02cm" svg:y="7.5cm">
          <text:p text:style-name="P1"><text:span text:style-name="T1">Extension</text:span></text:p>
          <text:p text:style-name="P1"><text:span text:style-name="T1">Po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5.6cm" svg:height="2cm" svg:x="11.302cm" svg:y="4.2cm">
          <text:p text:style-name="P1"><text:span text:style-name="T1">i18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11.302cm" svg:y="20.5cm">
          <text:p text:style-name="P1"><text:span text:style-name="T1">Licen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4.202cm" svg:y="12.4cm">
          <text:p text:style-name="P1"><text:span text:style-name="T1">Ma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4.202cm" svg:y="20.5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4.202cm" svg:y="18cm">
          <text:p text:style-name="P1"><text:span text:style-name="T1">Securit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11.302cm" svg:y="9.9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7.602cm" svg:y="23.9cm">
          <text:p text:style-name="P1"><text:span text:style-name="T1">Suppor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4.202cm" svg:y="4.2cm">
          <text:p text:style-name="P1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2cm" svg:x="11.302cm" svg:y="12.4cm">
          <text:p text:style-name="P1"><text:span text:style-name="T1">Valid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7T20:29:58</meta:creation-date>
    <dc:date>2012-11-07T20:52:43</dc:date>
    <meta:editing-duration>PT15M20S</meta:editing-duration>
    <meta:editing-cycles>5</meta:editing-cycles>
    <meta:generator>LibreOffice/3.5$MacOSX_x86 LibreOffice_project/281b639-6baa1d3-ef66a77-d866f25-f36d45f</meta:generator>
    <meta:document-statistic meta:object-count="17"/>
  </office:meta>
</office:document-meta>
</file>